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padding="0.0193in" fo:border="0.0008in solid #d9d9e3"/>
    </style:style>
    <style:style style:name="P6" style:family="paragraph" style:parent-style-name="Standard">
      <style:paragraph-properties fo:margin-top="0in" fo:margin-bottom="0.1965in" fo:padding="0.0193in" fo:border="0.0008in solid #d9d9e3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Глава 4- развернутый ответ - чтобы получить полную информацию и понимание, професиональная разработка </text:p>
      <text:p text:style-name="P5">ChatGPT</text:p>
      <text:p text:style-name="P6">ChatGPT</text:p>
      <text:h text:style-name="P3" text:outline-level="3">Глава 4: Оптимизация и безопасность WordPress</text:h>
      <text:p text:style-name="P1">Оптимизация и безопасность - два важных аспекта профессиональной разработки на платформе WordPress. В этой главе мы углубимся в методы оптимизации производительности сайта и обеспечения его безопасности.</text:p>
      <text:h text:style-name="P2" text:outline-level="4">4.1 Оптимизация производительности</text:h>
      <text:p text:style-name="P1">Оптимизация производительности включает в себя ряд методов для улучшения скорости и эффективности работы сайта. Это включает в себя кэширование данных для ускорения загрузки страниц, оптимизацию изображений для уменьшения их размера без потери качества, а также оптимизацию запросов к базе данных для улучшения общей производительности.</text:p>
      <text:h text:style-name="P2" text:outline-level="4">4.2 Обеспечение безопасности</text:h>
      <text:p text:style-name="P1">Обеспечение безопасности - важный аспект разработки сайтов на WordPress. Мы изучим лучшие практики безопасности, такие как регулярные обновления WordPress и плагинов для предотвращения уязвимостей, использование SSL для защиты данных, а также методы аудита и обнаружения уязвимостей.</text:p>
      <text:p text:style-name="P1">Профессиональная разработка на WordPress требует не только создания функционального и эстетичного сайта, но и обеспечения его безопасности и оптимизации производительности. В этой главе мы рассмотрим не только основные принципы оптимизации и безопасности, но и передовые методы, позволяющие создавать сайты, которые не только хорошо работают, но и защищены от различных угроз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4$Win32 OpenOffice.org_project/4114m1$Build-9811</meta:generator>
    <dc:date>2023-11-30T22:51:05.37</dc:date>
    <meta:document-statistic meta:table-count="0" meta:image-count="0" meta:object-count="0" meta:page-count="1" meta:paragraph-count="10" meta:word-count="183" meta:character-count="1421"/>
    <dc:creator>Dima Wide</dc:creator>
    <meta:user-defined meta:name="Info 1"/>
    <meta:user-defined meta:name="Info 2"/>
    <meta:user-defined meta:name="Info 3"/>
    <meta:user-defined meta:name="Info 4"/>
  </office:meta>
</office:document-meta>
</file>